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>
      <style:paragraph-properties fo:orphans="2" fo:widows="2"/>
      <style:text-properties fo:font-variant="normal" fo:text-transform="none" fo:color="#333333" style:font-name="monospace" fo:font-size="12pt" fo:letter-spacing="normal" fo:font-style="normal" fo:font-weight="normal"/>
    </style:style>
    <style:style style:name="P3" style:family="paragraph" style:parent-style-name="Preformatted_20_Text" style:list-style-name="L1">
      <style:text-properties fo:font-variant="normal" fo:text-transform="none" fo:color="#333333" style:font-name="monospace" fo:font-size="12pt" fo:letter-spacing="normal" fo:font-style="normal" fo:font-weight="normal"/>
    </style:style>
    <style:style style:name="P4" style:family="paragraph" style:parent-style-name="Preformatted_20_Text">
      <style:paragraph-properties fo:orphans="2" fo:widows="2"/>
    </style:style>
    <style:style style:name="T1" style:family="text">
      <style:text-properties fo:font-variant="normal" fo:text-transform="none" fo:color="#333333" style:font-name="monospace" fo:font-size="12pt" fo:letter-spacing="normal" fo:font-style="normal"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5"/>How to setup AWS CLI in Windows</text:p>
      <text:p text:style-name="Standard"/>
      <text:list xml:id="list74441498983735226" text:style-name="L1">
        <text:list-item>
          <text:p text:style-name="P1">Download CLI from <text:a xlink:type="simple" xlink:href="https://s3.amazonaws.com/aws-cli/AWSCLI64.msi" text:style-name="Internet_20_link" text:visited-style-name="Visited_20_Internet_20_Link">https://s3.amazonaws.com/aws-cli/AWSCLI64.msi</text:a></text:p>
        </text:list-item>
        <text:list-item>
          <text:p text:style-name="P1">Install it</text:p>
        </text:list-item>
        <text:list-item>
          <text:p text:style-name="P1">open cmd</text:p>
        </text:list-item>
        <text:list-item>
          <text:p text:style-name="P1">run command <text:span text:style-name="T1">aws configure</text:span></text:p>
        </text:list-item>
        <text:list-item>
          <text:p text:style-name="P1"><text:span text:style-name="T1">it will ask following details</text:span></text:p>
          <text:p text:style-name="P3">AWS Access Key ID [None]: YOUR_AWS_ACCESS_KEY_ID</text:p>
        </text:list-item>
      </text:list>
      <text:p text:style-name="P2"><text:s text:c="5"/>AWS Secret Access Key [None]: YOUR_AWS_ACCESS_SECRET KEY</text:p>
      <text:p text:style-name="P2"><text:s text:c="5"/>Default region name [None]: YOUR_AWS_ACCOUNT_REGION</text:p>
      <text:p text:style-name="P4"><text:span text:style-name="T1"><text:s text:c="5"/>Default output format [None]: json</text:span></text:p>
      <text:p text:style-name="P4"><text:span text:style-name="T1"/></text:p>
      <text:p text:style-name="P4"><text:span text:style-name="T1"><text:s text:c="5"/>Credential AWS LEXCEN:</text:span></text:p>
      <text:p text:style-name="P4"><text:span text:style-name="T1"/></text:p>
      <text:p text:style-name="P4"><text:span text:style-name="T1"><text:s text:c="5"/>Secret Access Key: wcNCtoYvSQXC4hsueXjRSBXFDH2fzclE1bgJ8rF/</text:span></text:p>
      <text:p text:style-name="P4"><text:span text:style-name="T1"><text:s text:c="5"/>Access KEY ID: AKIAI5E3JQ7RQ3XDIHNQ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5T10:41:35.63</meta:creation-date>
    <meta:document-statistic meta:table-count="0" meta:image-count="0" meta:object-count="0" meta:page-count="1" meta:paragraph-count="13" meta:word-count="63" meta:character-count="516"/>
    <dc:date>2018-10-05T10:58:08.71</dc:date>
    <meta:editing-duration>PT41S</meta:editing-duration>
    <meta:editing-cycles>1</meta:editing-cycles>
    <meta:generator>OpenOffice/4.1.1$Win32 OpenOffice.org_project/411m6$Build-9775</meta:generator>
  </office:meta>
</office:document-meta>
</file>